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iberation Serif" fo:font-size="12pt" fo:letter-spacing="normal" fo:font-style="normal" fo:font-weight="normal" officeooo:rsid="001e6f7d" officeooo:paragraph-rsid="001e6f7d" style:font-size-asian="12pt" style:font-size-complex="12pt"/>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iberation Serif" fo:font-size="12pt" fo:letter-spacing="normal" fo:font-style="normal" fo:font-weight="normal" officeooo:rsid="001e6f7d" officeooo:paragraph-rsid="001e6f7d" style:font-size-asian="12pt" style:font-size-complex="12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iberation Serif" fo:font-size="12pt" fo:letter-spacing="normal" fo:font-style="normal" fo:font-weight="normal" officeooo:rsid="00213df5" officeooo:paragraph-rsid="00213df5"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iberation Serif" fo:font-size="12pt" fo:letter-spacing="normal" fo:font-style="normal" fo:font-weight="normal" officeooo:rsid="0022015b" officeooo:paragraph-rsid="0022015b" style:font-size-asian="12pt" style:font-size-complex="12pt"/>
    </style:style>
    <style:style style:name="T1" style:family="text">
      <style:text-properties officeooo:rsid="001eca8d"/>
    </style:style>
    <style:style style:name="T2" style:family="text">
      <style:text-properties officeooo:rsid="001f32d3"/>
    </style:style>
    <style:style style:name="T3" style:family="text">
      <style:text-properties officeooo:rsid="00213df5"/>
    </style:style>
    <style:style style:name="T4" style:family="text">
      <style:text-properties officeooo:rsid="002201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attacks were made on two different targets</text:p>
      <text:p text:style-name="P1">an icmp flood was made on an apache server ran directly on an os as a service. No modifications were needed on the machines to allow for the attack. I was not able to fully show the resilience of the mitigation as only one of the two machines used was able to both defend against the attack and successfully attack the victim. Therefore, on one side machine a (the one who could do both) successfully attacked using an icmp flood the machine b. After machine A became the victim and was able to mitigate the malicious packets from entering the firewall. This mitigation was <text:span text:style-name="T1">an implementation of a netfilter hook that kprint when it rejects a packets and drops all icmp packets. </text:span><text:s/>In a real situation, the <text:span text:style-name="T1">mitigation</text:span> would have needed to be at the edge of the lan, as if these packets would have reached inside, even if the server could ignore them, the bandwidth they use is still an issue and could lead to a DOS. <text:span text:style-name="T1">For all these scenario, hping3 was used to attack and wireshark was used to capture the packets.</text:span></text:p>
      <text:p text:style-name="P1"/>
      <text:p text:style-name="P1">For the second attack, a synflood was sent against a docker-compose server. This one had a load-balancer that balanced the load for two other <text:span text:style-name="T1">apache server serving a website. The proposed mitigation was enabled by default, which meant that it needed to be removed. The host </text:span><text:span text:style-name="T2">then</text:span><text:span text:style-name="T1"> sent the flood and </text:span><text:span text:style-name="T2">it was shown that it could </text:span><text:span text:style-name="T3">make the website unavailable. Then I removed the code in the docker-compose.yml that disables the protection, re enabling the protection. Then the flood was stared back again with the websites availability not being affected.</text:span></text:p>
      <text:p text:style-name="P1"/>
      <text:p text:style-name="P3">Last was the initial goal of the proposal, the slowloris attack. To test at first, the load balancer was attacked and surprisingly, the website became unavailable. This is surprising since <text:span text:style-name="T4">the mpm_event_module is suppose to increase the number of possible threads, but slowloris brung it down anyways. To test the attack and mitigation, a return to the bare os apache server was made. The attack was launched and once again, completely unresponsive. Modification to the reqtimout_mod configuration was made and the server restarted, the number of threads occupied by slowloris went down, but the website remained unavailable. More tweaks and restart were made until the website came back up. </text:span></text:p>
      <text:p text:style-name="P3"/>
      <text:p text:style-name="P4">I learned a lot across this project. At first it was only the slowloris attack, but experimenting more with other attacks on other layers showed how much is required to defend and how many attack vector exist and the weakest link can make affect a whole operations availabil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0T03:39:47.630612851</meta:creation-date>
    <dc:date>2023-04-20T10:20:41.423374735</dc:date>
    <meta:editing-duration>PT1H3M16S</meta:editing-duration>
    <meta:editing-cycles>3</meta:editing-cycles>
    <meta:generator>LibreOffice/7.3.7.2$Linux_X86_64 LibreOffice_project/30$Build-2</meta:generator>
    <meta:document-statistic meta:table-count="0" meta:image-count="0" meta:object-count="0" meta:page-count="1" meta:paragraph-count="5" meta:word-count="441" meta:character-count="2574" meta:non-whitespace-character-count="2136"/>
  </office:meta>
</office:document-meta>
</file>